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hampagne &amp; Limousines" svg:font-family="Champagne &amp; Limousines" style:font-family-generic="swiss" style:font-pitch="variable" svg:panose-1="2 11 5 2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imesNewRomanPSMT" svg:font-family="TimesNewRomanPSMT" style:font-family-generic="system" svg:panose-1="0 0 0 0 0 0 0 0 0 0"/>
    <style:font-face style:name="Avenir-Book" svg:font-family="Avenir-Book" style:font-family-generic="swiss" svg:panose-1="0 0 0 0 0 0 0 0 0 0"/>
  </office:font-face-decls>
  <office:automatic-styles>
    <text:list-style style:name="LFO1">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T19" style:parent-style-name="Policepardéfaut" style:family="text">
      <style:text-properties fo:color="#FFFFFF" fo:font-size="16pt" style:font-size-asian="16pt" style:font-size-complex="16pt"/>
    </style:style>
    <style:style style:name="P20" style:parent-style-name="Sansinterligne" style:family="paragraph">
      <style:text-properties fo:text-transform="uppercase" fo:color="#FFFFFF"/>
    </style:style>
    <style:style style:name="P21" style:parent-style-name="Sansinterligne" style:family="paragraph">
      <style:paragraph-properties fo:border-top="none" fo:border-left="none" fo:border-bottom="0.0104in solid #7F7F7F" fo:border-right="none" fo:padding-top="0in" fo:padding-left="0in" fo:padding-bottom="0.0555in" fo:padding-right="0in" style:shadow="none"/>
    </style:style>
    <style:style style:name="T22" style:parent-style-name="Policepardéfaut" style:family="text">
      <style:text-properties style:font-name="Champagne &amp; Limousines" style:font-name-asian="Times New Roman" style:font-name-complex="Times New Roman" fo:color="#595959" fo:font-size="54pt" style:font-size-asian="54pt" style:font-size-complex="54pt"/>
    </style:style>
    <style:style style:name="P23" style:parent-style-name="Sansinterligne" style:family="paragraph">
      <style:paragraph-properties fo:margin-top="0.1666in"/>
    </style:style>
    <style:style style:name="T24" style:parent-style-name="Policepardéfaut" style:family="text">
      <style:text-properties fo:text-transform="uppercase" fo:color="#242852" fo:font-size="18pt" style:font-size-asian="18pt" style:font-size-complex="18pt"/>
    </style:style>
    <style:style style:name="P25" style:parent-style-name="Normal" style:family="paragraph">
      <style:paragraph-properties fo:break-before="page"/>
    </style:style>
    <style:style style:name="P2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P27"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P28"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P29"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P30"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P31"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P3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P33"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P34"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P35" style:parent-style-name="Normal" style:family="paragraph">
      <style:paragraph-properties fo:break-before="page"/>
      <style:text-properties style:font-name="Champagne &amp; Limousines" fo:color="#7F8FA9" fo:font-size="48pt" style:font-size-asian="48pt" style:font-size-complex="48pt"/>
    </style:style>
    <style:style style:name="P36" style:parent-style-name="Normal" style:family="paragraph">
      <style:paragraph-properties fo:text-align="start"/>
      <style:text-properties style:font-name="Champagne &amp; Limousines" fo:color="#7F8FA9" fo:font-size="48pt" style:font-size-asian="48pt" style:font-size-complex="48pt"/>
    </style:style>
    <style:style style:name="P37" style:parent-style-name="Titre1" style:list-style-name="LFO1" style:family="paragraph"/>
    <style:style style:name="T38" style:parent-style-name="Policepardéfaut" style:family="text">
      <style:text-properties style:font-name="Times New Roman" style:font-name-complex="Times New Roman" fo:font-style="italic" style:font-style-asian="italic" fo:color="#FF0000" fo:font-size="18pt" style:font-size-asian="18pt" style:font-size-complex="18pt"/>
    </style:style>
    <style:style style:name="P39" style:parent-style-name="Normal" style:family="paragraph">
      <style:paragraph-properties fo:break-before="page" fo:text-align="start"/>
    </style:style>
    <style:style style:name="P40" style:parent-style-name="Titre1" style:list-style-name="LFO1" style:family="paragraph"/>
    <style:style style:name="P41" style:parent-style-name="Titre2" style:list-style-name="LFO2" style:family="paragraph"/>
    <style:style style:name="P42" style:parent-style-name="Normal" style:family="paragraph">
      <style:text-properties fo:font-style="italic" style:font-style-asian="italic" fo:color="#FF0000" fo:font-size="18pt" style:font-size-asian="18pt" style:font-size-complex="18pt"/>
    </style:style>
    <style:style style:name="P43" style:parent-style-name="Titre2" style:list-style-name="LFO2" style:family="paragraph"/>
    <style:style style:name="P44" style:parent-style-name="Paragraphedeliste" style:list-style-name="LFO3" style:family="paragraph"/>
    <style:style style:name="P45" style:parent-style-name="Paragraphedeliste" style:list-style-name="LFO3" style:family="paragraph"/>
    <style:style style:name="T46" style:parent-style-name="Policepardéfaut" style:family="text">
      <style:text-properties style:font-name="TimesNewRomanPSMT" style:font-name-asian="TimesNewRomanPSMT" style:font-name-complex="TimesNewRomanPSMT"/>
    </style:style>
    <style:style style:name="P47" style:parent-style-name="Paragraphedeliste" style:list-style-name="LFO3" style:family="paragraph"/>
    <style:style style:name="P48" style:parent-style-name="Paragraphedeliste" style:list-style-name="LFO3" style:family="paragraph"/>
    <style:style style:name="P49" style:parent-style-name="Normal" style:family="paragraph">
      <style:text-properties fo:font-style="italic" style:font-style-asian="italic" fo:color="#FF0000" fo:font-size="18pt" style:font-size-asian="18pt" style:font-size-complex="18pt"/>
    </style:style>
    <style:style style:name="P50" style:parent-style-name="Normal" style:family="paragraph">
      <style:paragraph-properties fo:break-before="page" fo:text-align="start"/>
    </style:style>
    <style:style style:name="P51" style:parent-style-name="Titre1" style:list-style-name="LFO1" style:family="paragraph"/>
    <style:style style:name="P52" style:parent-style-name="Normal" style:family="paragraph">
      <style:paragraph-properties fo:margin-left="0.25in">
        <style:tab-stops/>
      </style:paragraph-properties>
      <style:text-properties style:font-name="Times New Roman" style:font-name-complex="Times New Roman" fo:font-style="italic" style:font-style-asian="italic" fo:color="#FF0000" fo:font-size="14pt" style:font-size-asian="14pt" style:font-size-complex="14pt"/>
    </style:style>
    <style:style style:name="P53" style:parent-style-name="Normal" style:family="paragraph">
      <style:paragraph-properties fo:margin-left="0.25in">
        <style:tab-stops/>
      </style:paragraph-properties>
      <style:text-properties style:font-name="Times New Roman" style:font-name-complex="Times New Roman" fo:font-style="italic" style:font-style-asian="italic" fo:color="#FF0000" fo:font-size="14pt" style:font-size-asian="14pt" style:font-size-complex="14pt"/>
    </style:style>
    <style:style style:name="P54" style:parent-style-name="Normal" style:family="paragraph">
      <style:paragraph-properties fo:break-before="page" fo:text-align="start"/>
      <style:text-properties style:font-name="Avenir-Book" style:font-name-complex="Avenir-Book" fo:color="#575553" fo:font-size="25pt" style:font-size-asian="25pt" style:font-size-complex="25pt"/>
    </style:style>
    <style:style style:name="P55" style:parent-style-name="Normal" style:family="paragraph">
      <style:text-properties style:font-name="Avenir-Book" style:font-name-complex="Avenir-Book" fo:color="#575553" fo:font-size="25pt" style:font-size-asian="25pt" style:font-size-complex="25pt"/>
    </style:style>
    <style:style style:name="P56" style:parent-style-name="Titre1" style:list-style-name="LFO1" style:family="paragraph"/>
    <style:style style:name="P57" style:parent-style-name="Normal" style:family="paragraph">
      <style:text-properties style:font-name="Times New Roman" style:font-name-complex="Times New Roman" fo:font-style="italic" style:font-style-asian="italic" fo:color="#FF0000" fo:font-size="14pt" style:font-size-asian="14pt" style:font-size-complex="14pt"/>
    </style:style>
    <style:style style:name="P58" style:parent-style-name="Normal" style:family="paragraph">
      <style:text-properties style:font-name="Times New Roman" style:font-name-complex="Times New Roman" fo:font-style="italic" style:font-style-asian="italic" fo:color="#FF0000" fo:font-size="14pt" style:font-size-asian="14pt" style:font-size-complex="14pt"/>
    </style:style>
    <style:style style:name="P59" style:parent-style-name="Normal" style:family="paragraph">
      <style:text-properties style:font-name="Times New Roman" style:font-name-complex="Times New Roman" fo:font-style="italic" style:font-style-asian="italic" fo:color="#FF0000" fo:font-size="14pt" style:font-size-asian="14pt" style:font-size-complex="14pt"/>
    </style:style>
    <style:style style:name="P60" style:parent-style-name="Normal" style:family="paragraph">
      <style:paragraph-properties fo:break-before="page" fo:text-align="start"/>
    </style:style>
    <style:style style:name="P61" style:parent-style-name="Titre1" style:list-style-name="LFO1" style:family="paragraph"/>
    <style:style style:name="P62" style:parent-style-name="Normal" style:family="paragraph">
      <style:paragraph-properties fo:break-before="page"/>
    </style:style>
    <style:style style:name="T63" style:parent-style-name="Policepardéfaut" style:family="text">
      <style:text-properties fo:font-style="italic" style:font-style-asian="italic" fo:color="#FF0000" fo:font-size="18pt" style:font-size-asian="18pt" style:font-size-complex="18pt"/>
    </style:style>
    <style:style style:name="P64" style:parent-style-name="Normal" style:family="paragraph">
      <style:paragraph-properties fo:break-before="page" fo:text-align="start"/>
      <style:text-properties fo:font-style="italic" style:font-style-asian="italic" fo:color="#FF0000" fo:font-size="18pt" style:font-size-asian="18pt" style:font-size-complex="18pt"/>
    </style:style>
    <style:style style:name="P65" style:parent-style-name="Titre1" style:list-style-name="LFO1" style:family="paragraph"/>
    <style:style style:name="P66" style:parent-style-name="Normal" style:family="paragraph">
      <style:text-properties style:font-name="Times New Roman" style:font-name-complex="Times New Roman" fo:font-style="italic" style:font-style-asian="italic" fo:color="#FF0000"/>
    </style:style>
    <style:style style:name="P67" style:parent-style-name="Normal" style:family="paragraph">
      <style:paragraph-properties fo:text-align="start"/>
    </style:style>
    <style:style style:name="P68" style:parent-style-name="Titre1" style:family="paragraph">
      <style:paragraph-properties fo:break-before="page" fo:margin-left="0.25in">
        <style:tab-stops/>
      </style:paragraph-properties>
    </style:style>
    <style:style style:name="P69" style:parent-style-name="Normal" style:family="paragraph">
      <style:paragraph-properties fo:break-before="page"/>
    </style:style>
    <style:style style:name="P70" style:parent-style-name="Titre1" style:list-style-name="LFO1" style:family="paragraph"/>
    <style:style style:name="P71" style:parent-style-name="Normal" style:family="paragraph">
      <style:text-properties style:font-name="Times New Roman" style:font-name-complex="Times New Roman" fo:font-style="italic" style:font-style-asian="italic" fo:color="#FF0000" fo:font-size="18pt" style:font-size-asian="18pt" style:font-size-complex="18pt"/>
    </style:style>
    <style:style style:name="T72" style:parent-style-name="Policepardéfaut" style:family="text">
      <style:text-properties style:font-name="Times New Roman" style:font-name-complex="Times New Roman" fo:font-style="italic" style:font-style-asian="italic" fo:color="#FF0000" fo:font-size="18pt" style:font-size-asian="18pt" style:font-size-complex="18pt"/>
    </style:style>
    <style:style style:family="graphic" style:name="a7">
      <style:graphic-properties draw:fill="solid" draw:fill-color="#4a66ac" draw:opacity="100%" draw:stroke="none"/>
    </style:style>
    <style:style style:family="graphic" style:name="a8">
      <style:graphic-properties fo:wrap-option="wrap" fo:padding-top="0.2in" fo:padding-bottom="0.5in" fo:padding-left="0.5in" fo:padding-right="0.5in" draw:textarea-vertical-align="bottom" draw:textarea-horizontal-align="left" draw:fill="solid" draw:fill-color="#629dd1" draw:opacity="100%" draw:stroke="none" draw:auto-grow-width="false" draw:auto-grow-height="false"/>
      <style:paragraph-properties style:font-independent-line-spacing="true" style:writing-mode="lr-tb"/>
    </style:style>
    <style:style style:family="graphic" style:name="a10">
      <style:graphic-properties style:wrap="run-through" style:run-through="background" style:horizontal-rel="page" style:vertical-rel="page" style:horizontal-pos="center" style:vertical-pos="middle"/>
    </style:style>
    <style:style style:family="graphic" style:name="a9"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draw:g draw:z-index="251659264" draw:name="Groupe 119" draw:id="id9" draw:style-name="a10" text:anchor-type="paragraph"><svg:title/><svg:desc/><draw:custom-shape svg:x="0in" svg:y="8in" svg:width="7.5in" svg:height="0.15659in" draw:id="id6" draw:style-name="a7" draw:name="Rectangle 120"><svg:title/><svg:desc/><draw:enhanced-geometry draw:type="non-primitive" svg:viewBox="0 0 21600 21600" draw:enhanced-path="M 0 0 L 21600 0 21600 21600 0 21600 Z N"/></draw:custom-shape><draw:custom-shape svg:x="0in" svg:y="8.13542in" svg:width="7.5in" svg:height="2.00429in" draw:id="id7" draw:style-name="a8" draw:name="Rectangle 121"><svg:title/><svg:desc/><text:p text:style-name="Sansinterligne"><text:span text:style-name="T19">GROUPE 22<text:s/></text:span></text:p><text:p text:style-name="P20"/><draw:enhanced-geometry draw:type="non-primitive" svg:viewBox="0 0 21600 21600" draw:enhanced-path="M 0 0 L 21600 0 21600 21600 0 21600 Z N"/></draw:custom-shape><draw:frame draw:id="id8" draw:style-name="a9" draw:name="Zone de texte 122" svg:x="0in" svg:y="0in" svg:width="7.5in" svg:height="8in" style:rel-width="scale" style:rel-height="scale"><draw:text-box><text:p text:style-name="P21"><text:span text:style-name="T22">Analyseur syntaxique 2014-2015</text:span></text:p><text:p text:style-name="P23"><text:span text:style-name="T24">Rapport Projet Compilation 2014-2015</text:span></text:p></draw:text-box><svg:title/><svg:desc/></draw:frame></draw:g></text:p>
      <text:p text:style-name="P2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6"><text:a xlink:href="#_Toc417639954" office:target-frame-name="_top" xlink:show="replace"><text:span text:style-name="Lienhypertexte">I.</text:span><text:tab/><text:span text:style-name="Lienhypertexte">Introduction</text:span><text:tab/>2</text:a></text:p>
          <text:p text:style-name="P27"><text:a xlink:href="#_Toc417639955" office:target-frame-name="_top" xlink:show="replace"><text:span text:style-name="Lienhypertexte">II.</text:span><text:tab/><text:span text:style-name="Lienhypertexte">Grammaire.</text:span><text:tab/>3</text:a></text:p>
          <text:p text:style-name="P28"><text:a xlink:href="#_Toc417639956" office:target-frame-name="_top" xlink:show="replace"><text:span text:style-name="Lienhypertexte">A.</text:span><text:tab/><text:span text:style-name="Lienhypertexte">Analyseur Lexical.</text:span><text:tab/>3</text:a></text:p>
          <text:p text:style-name="P29"><text:a xlink:href="#_Toc417639957" office:target-frame-name="_top" xlink:show="replace"><text:span text:style-name="Lienhypertexte">B.</text:span><text:tab/><text:span text:style-name="Lienhypertexte">Analyseur Syntaxique.</text:span><text:tab/>3</text:a></text:p>
          <text:p text:style-name="P30"><text:a xlink:href="#_Toc417639958" office:target-frame-name="_top" xlink:show="replace"><text:span text:style-name="Lienhypertexte">III.</text:span><text:tab/><text:span text:style-name="Lienhypertexte">Table des Symboles.</text:span><text:tab/>4</text:a></text:p>
          <text:p text:style-name="P31"><text:a xlink:href="#_Toc417639959" office:target-frame-name="_top" xlink:show="replace"><text:span text:style-name="Lienhypertexte">IV.</text:span><text:tab/><text:span text:style-name="Lienhypertexte">Abstract Syntax Tree.</text:span><text:tab/>5</text:a></text:p>
          <text:p text:style-name="P32"><text:a xlink:href="#_Toc417639960" office:target-frame-name="_top" xlink:show="replace"><text:span text:style-name="Lienhypertexte">V.</text:span><text:tab/><text:span text:style-name="Lienhypertexte">Génération de Code et résultats.</text:span><text:tab/>6</text:a></text:p>
          <text:p text:style-name="P33"><text:a xlink:href="#_Toc417639961" office:target-frame-name="_top" xlink:show="replace"><text:span text:style-name="Lienhypertexte">VI.</text:span><text:tab/><text:span text:style-name="Lienhypertexte">Conclusion.</text:span><text:tab/>7</text:a></text:p>
          <text:p text:style-name="P34"><text:a xlink:href="#_Toc417639962" office:target-frame-name="_top" xlink:show="replace"><text:span text:style-name="Lienhypertexte">VII.</text:span><text:tab/><text:span text:style-name="Lienhypertexte">Annexe.</text:span><text:tab/>8</text:a></text:p>
        </text:index-body>
      </text:table-of-content>
      <text:p text:style-name="Normal"/>
      <text:p text:style-name="P35"/>
      <text:p text:style-name="P36"/>
      <text:list text:style-name="LFO1" text:continue-numbering="true">
        <text:list-item>
          <text:p text:style-name="P37"><text:bookmark-start text:name="_Toc417639954"/>Introduction<text:bookmark-end text:name="_Toc417639954"/></text:p>
        </text:list-item>
      </text:list>
      <text:p text:style-name="Normal"><text:span text:style-name="T38">Decription du sujet et presentation des membre du groupe</text:span></text:p>
      <text:p text:style-name="P39"/>
      <text:p text:style-name="Normal"/>
      <text:list text:style-name="LFO1" text:continue-numbering="true">
        <text:list-item>
          <text:p text:style-name="P40"><text:bookmark-start text:name="_Toc417639955"/>Grammaire.<text:bookmark-end text:name="_Toc417639955"/></text:p>
        </text:list-item>
      </text:list>
      <text:p text:style-name="Normal"/>
      <text:list text:style-name="LFO2" text:continue-numbering="true">
        <text:list-item>
          <text:p text:style-name="P41"><text:bookmark-start text:name="_Toc417639956"/>Analyseur Lexical.<text:bookmark-end text:name="_Toc417639956"/></text:p>
        </text:list-item>
      </text:list>
      <text:p text:style-name="Normal"/>
      <text:p text:style-name="Normal">L’analyse lexicale permet de découper le code qui est donné en argument du compilateur en unités lexicales, appelées token. L’analyse sera envoyée à l’analyseur syntaxique (CUP) ce qui permettra de faciliter son travail. Ce travail est effectué par Jlex.</text:p>
      <text:p text:style-name="Normal">Voici les règles et macros de notre fichier .lex</text:p>
      <text:p text:style-name="P42">Petite description sinon cf annexe</text:p>
      <text:p text:style-name="Normal"/>
      <text:list text:style-name="LFO2" text:continue-numbering="true">
        <text:list-item>
          <text:p text:style-name="P43"><text:bookmark-start text:name="_Toc417639957"/>Analyseur Syntaxique.<text:bookmark-end text:name="_Toc417639957"/></text:p>
        </text:list-item>
      </text:list>
      <text:p text:style-name="Normal"/>
      <text:p text:style-name="Normal">Pour réaliser notre compilateur, nous avons du écrire une grammaire de type LR, comme vue en cours. L’outil utilisé pour l’analyse syntaxique est CUP (Constructor of Useful Parsers) qui permet de générer des classes Java directement à partir de la grammaire.</text:p>
      <text:p text:style-name="Normal">Le définition d’une grammaire est la suivante : G=(X,",T,N) :</text:p>
      <text:list text:style-name="LFO3" text:continue-numbering="true">
        <text:list-item>
          <text:p text:style-name="P44">T est un ensemble de symboles terminaux,</text:p>
        </text:list-item>
        <text:list-item>
          <text:p text:style-name="P45"><text:span text:style-name="T46"><text:s/></text:span>N est un ensemble de symboles non terminaux,</text:p>
        </text:list-item>
        <text:list-item>
          <text:p text:style-name="P47">est un ensemble de règles de productions ,</text:p>
        </text:list-item>
        <text:list-item>
          <text:p text:style-name="P48">X Є N, le symbole initial.</text:p>
        </text:list-item>
      </text:list>
      <text:p text:style-name="Normal">Nos symboles terminaux sont écrits en majuscule, et les non terminaux en miniscule.</text:p>
      <text:p text:style-name="Normal">Voici la grammaire que nous avons utilisé :</text:p>
      <text:p text:style-name="P49">Petite description sinon cf annexe</text:p>
      <text:p text:style-name="P50"/>
      <text:p text:style-name="Normal"/>
      <text:list text:style-name="LFO1" text:continue-numbering="true">
        <text:list-item>
          <text:p text:style-name="P51"><text:bookmark-start text:name="_Toc417639958"/>Table des Symboles.<text:bookmark-end text:name="_Toc417639958"/></text:p>
        </text:list-item>
      </text:list>
      <text:p text:style-name="P52">Explication de la stucture</text:p>
      <text:p text:style-name="P53">Explication des choix</text:p>
      <text:p text:style-name="P54"/>
      <text:p text:style-name="P55"/>
      <text:list text:style-name="LFO1" text:continue-numbering="true">
        <text:list-item>
          <text:p text:style-name="P56"><text:bookmark-start text:name="_Toc417639959"/>Abstract Syntax Tree.<text:bookmark-end text:name="_Toc417639959"/></text:p>
        </text:list-item>
      </text:list>
      <text:p text:style-name="P57">Explication de la stucture</text:p>
      <text:p text:style-name="P58">Explication des choix</text:p>
      <text:p text:style-name="P59">+<text:s/>exemples et shemas darbres sur des cas particuliers</text:p>
      <text:p text:style-name="P60"/>
      <text:p text:style-name="Normal"/>
      <text:list text:style-name="LFO1" text:continue-numbering="true">
        <text:list-item>
          <text:p text:style-name="P61"><text:bookmark-start text:name="_Toc417639960"/>Génération de Code<text:s/>et résultats.<text:bookmark-end text:name="_Toc417639960"/></text:p>
        </text:list-item>
      </text:list>
      <text:soft-page-break/>
      <text:p text:style-name="P62"><text:span text:style-name="T63">Explication des algo implementé res erreur etc….</text:span></text:p>
      <text:p text:style-name="P64"/>
      <text:soft-page-break/>
      <text:list text:style-name="LFO1" text:continue-numbering="true">
        <text:list-item>
          <text:p text:style-name="P65">Limites du Projets</text:p>
        </text:list-item>
      </text:list>
      <text:p text:style-name="P66"><text:s/>Ce qui marche ce qui ne marche pas, beug et securité</text:p>
      <text:p text:style-name="P67"><text:bookmark-start text:name="_Toc417639961"/></text:p>
      <text:soft-page-break/>
      <text:h text:style-name="P68" text:outline-level="1">Conclusion.<text:bookmark-end text:name="_Toc417639961"/></text:h>
      <text:p text:style-name="P69"/>
      <text:list text:style-name="LFO1" text:continue-numbering="true">
        <text:list-item>
          <text:p text:style-name="P70"><text:bookmark-start text:name="_Toc417639962"/><text:soft-page-break/>Annexe.<text:bookmark-end text:name="_Toc417639962"/></text:p>
        </text:list-item>
      </text:list>
      <text:p text:style-name="P71">Grammaire</text:p>
      <text:p text:style-name="Normal"><text:span text:style-name="T72">GA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hampagne &amp; Limousines" svg:font-family="Champagne &amp; Limousines" style:font-family-generic="swiss" style:font-pitch="variable" svg:panose-1="2 11 5 2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imesNewRomanPSMT" svg:font-family="TimesNewRomanPSMT" style:font-family-generic="system" svg:panose-1="0 0 0 0 0 0 0 0 0 0"/>
    <style:font-face style:name="Avenir-Book" svg:font-family="Avenir-Book" style:font-family-generic="swiss"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629DD1" fo:border-right="none" fo:padding-top="0in" fo:padding-left="0in" fo:padding-bottom="0.0277in" fo:padding-right="0in" style:shadow="none" fo:margin-top="0.25in" fo:margin-bottom="0.0833in" fo:line-height="100%"/>
      <style:text-properties style:font-name="Champagne &amp; Limousines" style:font-name-asian="Times New Roman" style:font-name-complex="Times New Roman" fo:color="#262626" fo:font-size="36pt" style:font-size-asian="36pt" style:font-size-complex="20pt" fo:hyphenate="tru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hampagne &amp; Limousines" style:font-name-asian="Times New Roman" style:font-name-complex="Times New Roman" fo:color="#629DD1" fo:font-size="26pt" style:font-size-asian="26pt" style:font-size-complex="18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3476B1" fo:font-size="16pt" style:font-size-asian="16pt" style:font-size-complex="16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color="#234F77" fo:font-size="14pt" style:font-size-asian="14pt" style:font-size-complex="14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libri Light" style:font-name-asian="Times New Roman" style:font-name-complex="Times New Roman" fo:color="#3476B1" style:font-size-complex="12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color="#234F77" style:font-size-complex="12pt"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libri Light" style:font-name-asian="Times New Roman" style:font-name-complex="Times New Roman" fo:font-weight="bold" style:font-weight-asian="bold" style:font-weight-complex="bold" fo:color="#234F77" fo:font-size="11pt" style:font-size-asian="11pt" style:font-size-complex="11pt"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libri Light" style:font-name-asian="Times New Roman" style:font-name-complex="Times New Roman" fo:color="#234F77" fo:font-size="11pt" style:font-size-asian="11pt" style:font-size-complex="11pt"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color="#234F77" fo:font-size="11pt" style:font-size-asian="11pt" style:font-size-complex="11pt" fo:hyphenate="true"/>
    </style:style>
    <style:style style:name="Normal" style:display-name="Normal" style:family="paragraph">
      <style:paragraph-properties fo:text-align="justify"/>
      <style:text-properties fo:font-size="12pt" style:font-size-asian="12pt" fo:hyphenate="true"/>
    </style:style>
    <style:style style:name="Policepardéfaut" style:display-name="Police par défaut" style:family="text"/>
    <style:style style:name="Sansinterligne" style:display-name="Sans interligne" style:family="paragraph">
      <style:paragraph-properties fo:margin-bottom="0in" fo:line-height="100%"/>
      <style:text-properties fo:hyphenate="true"/>
    </style:style>
    <style:style style:name="SansinterligneCar" style:display-name="Sans interligne Car" style:family="text" style:parent-style-name="Policepardéfau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color="#262626" fo:font-size="48pt" style:font-size-asian="48pt" style:font-size-complex="48pt" fo:hyphenate="true"/>
    </style:style>
    <style:style style:name="TitreCar" style:display-name="Titre Car" style:family="text" style:parent-style-name="Policepardéfaut">
      <style:text-properties style:font-name="Calibri Light" style:font-name-asian="Times New Roman" style:font-name-complex="Times New Roman" fo:color="#262626" fo:font-size="48pt" style:font-size-asian="48pt" style:font-size-complex="48pt"/>
    </style:style>
    <style:style style:name="Titre1Car" style:display-name="Titre 1 Car" style:family="text" style:parent-style-name="Policepardéfaut">
      <style:text-properties style:font-name="Champagne &amp; Limousines" style:font-name-asian="Times New Roman" style:font-name-complex="Times New Roman" fo:color="#262626" fo:font-size="36pt" style:font-size-asian="36pt" style:font-size-complex="20pt"/>
    </style:style>
    <style:style style:name="Titre2Car" style:display-name="Titre 2 Car" style:family="text" style:parent-style-name="Policepardéfaut">
      <style:text-properties style:font-name="Champagne &amp; Limousines" style:font-name-asian="Times New Roman" style:font-name-complex="Times New Roman" fo:color="#629DD1" fo:font-size="26pt" style:font-size-asian="26pt" style:font-size-complex="18pt"/>
    </style:style>
    <style:style style:name="Titre3Car" style:display-name="Titre 3 Car" style:family="text" style:parent-style-name="Policepardéfaut">
      <style:text-properties style:font-name="Calibri Light" style:font-name-asian="Times New Roman" style:font-name-complex="Times New Roman" fo:color="#3476B1" fo:font-size="16pt" style:font-size-asian="16pt" style:font-size-complex="16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34F77" fo:font-size="14pt" style:font-size-asian="14pt" style:font-size-complex="14pt"/>
    </style:style>
    <style:style style:name="Titre5Car" style:display-name="Titre 5 Car" style:family="text" style:parent-style-name="Policepardéfaut">
      <style:text-properties style:font-name="Calibri Light" style:font-name-asian="Times New Roman" style:font-name-complex="Times New Roman" fo:color="#3476B1"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234F77" fo:font-size="12pt" style:font-size-asian="12pt" style:font-size-complex="12pt"/>
    </style:style>
    <style:style style:name="Titre7Car" style:display-name="Titre 7 Car" style:family="text" style:parent-style-name="Policepardéfaut">
      <style:text-properties style:font-name="Calibri Light" style:font-name-asian="Times New Roman" style:font-name-complex="Times New Roman" fo:font-weight="bold" style:font-weight-asian="bold" style:font-weight-complex="bold" fo:color="#234F77" fo:font-size="11pt" style:font-size-asian="11pt" style:font-size-complex="11pt"/>
    </style:style>
    <style:style style:name="Titre8Car" style:display-name="Titre 8 Car" style:family="text" style:parent-style-name="Policepardéfaut">
      <style:text-properties style:font-name="Calibri Light" style:font-name-asian="Times New Roman" style:font-name-complex="Times New Roman" fo:color="#234F77" fo:font-size="11pt" style:font-size-asian="11pt" style:font-size-complex="11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34F77" fo:font-size="11pt" style:font-size-asian="11pt" style:font-size-complex="11pt"/>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true"/>
    </style:style>
    <style:style style:name="Sous-titre" style:display-name="Sous-titre" style:family="paragraph" style:parent-style-name="Normal" style:next-style-name="Normal">
      <style:paragraph-properties fo:margin-bottom="0.1666in"/>
      <style:text-properties fo:text-transform="uppercase" fo:color="#404040" fo:letter-spacing="0.0138in" fo:font-size="14pt" style:font-size-asian="14pt" style:font-size-complex="14pt" fo:hyphenate="true"/>
    </style:style>
    <style:style style:name="Sous-titreCar" style:display-name="Sous-titre Car" style:family="text" style:parent-style-name="Policepardéfaut">
      <style:text-properties fo:text-transform="uppercase" fo:color="#404040" fo:letter-spacing="0.0138in"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style:font-name="Calibri Light" style:font-name-asian="Times New Roman" style:font-name-complex="Times New Roman" fo:color="#000000" style:font-size-complex="12pt" fo:hyphenate="true"/>
    </style:style>
    <style:style style:name="CitationCar" style:display-name="Citation Car" style:family="text" style:parent-style-name="Policepardéfaut">
      <style:text-properties style:font-name="Calibri Light" style:font-name-asian="Times New Roman" style:font-name-complex="Times New Roman" fo:color="#000000" fo:font-size="12pt" style:font-size-asian="12pt" style:font-size-complex="12pt"/>
    </style:style>
    <style:style style:name="Citationintense" style:display-name="Citation intense" style:family="paragraph" style:parent-style-name="Normal" style:next-style-name="Normal">
      <style:paragraph-properties fo:border-top="0.0416in solid #629DD1" fo:border-left="none" fo:border-bottom="none" fo:border-right="none" fo:padding-top="0.0555in" fo:padding-left="0in" fo:padding-bottom="0in" fo:padding-right="0in" style:shadow="none" fo:text-align="center" fo:margin-top="0.1666in" fo:margin-bottom="0.1666in" fo:line-height="100%" fo:margin-left="0.65in" fo:margin-right="0.65in">
        <style:tab-stops/>
      </style:paragraph-properties>
      <style:text-properties style:font-name="Calibri Light" style:font-name-asian="Times New Roman" style:font-name-complex="Times New Roman" style:font-size-complex="12pt" fo:hyphenate="true"/>
    </style:style>
    <style:style style:name="CitationintenseCar" style:display-name="Citation intense Car" style:family="text" style:parent-style-name="Policepardéfaut">
      <style:text-properties style:font-name="Calibri Light" style:font-name-asian="Times New Roman" style:font-name-complex="Times New Roman" fo:font-size="12pt" style:font-size-asian="12pt" style:font-size-complex="12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text-transform="none" fo:font-variant="normal" style:text-line-through-type="none" fo:color="#629DD1"/>
    </style:style>
    <style:style style:name="Référencepâle" style:display-name="Référence pâl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text-properties fo:hyphenate="true"/>
    </style:style>
    <style:style style:name="TM1" style:display-name="TM 1" style:family="paragraph" style:parent-style-name="Normal" style:next-style-name="Normal" style:auto-update="true">
      <style:paragraph-properties fo:margin-bottom="0.0694in"/>
      <style:text-properties fo:hyphenate="tru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true"/>
    </style:style>
    <style:style style:name="Lienhypertexte" style:display-name="Lien hypertexte" style:family="text" style:parent-style-name="Policepardéfaut">
      <style:text-properties fo:color="#9454C3" style:text-underline-type="single" style:text-underline-style="solid" style:text-underline-width="auto" style:text-underline-mode="continuo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hampagne &amp; Limousines" style:font-name-asian="Times New Roman" style:font-name-complex="Times New Roman"/>
    </style:style>
    <style:style style:name="WW_CharLFO3LVL1" style:family="text">
      <style:text-properties style:font-name="Wingdings" fo:color="#ACCBF9"/>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a66ac" draw:opacity="100%" draw:stroke="solid" svg:stroke-width="0.01389in" svg:stroke-color="#34497d" svg:stroke-opacity="100%" draw:stroke-linejoin="miter" svg:stroke-linecap="butt"/>
    </style:default-style>
    <draw:fill-image draw:name="a2" xlink:href="media/image2.png" xlink:show="embed" xlink:actuate="onLoad"/>
  </office:styles>
  <office:automatic-styles>
    <text:list-style style:name="LFO1">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fo:text-transform="uppercase" fo:color="#808080" fo:font-size="10pt" style:font-size-asian="10pt" style:font-size-complex="10pt"/>
    </style:style>
    <style:style style:name="P3" style:parent-style-name="En-tête" style:family="paragraph">
      <style:paragraph-properties fo:text-align="end"/>
    </style:style>
    <style:style style:name="T4" style:parent-style-name="Policepardéfaut" style:family="text">
      <style:text-properties fo:color="#FFFFFF" style:font-size-complex="12pt"/>
    </style:style>
    <style:style style:name="TableColumn6" style:family="table-column">
      <style:table-column-properties style:column-width="3.025in"/>
    </style:style>
    <style:style style:name="TableColumn7" style:family="table-column">
      <style:table-column-properties style:column-width="0.252in"/>
    </style:style>
    <style:style style:name="TableColumn8" style:family="table-column">
      <style:table-column-properties style:column-width="3.0229in"/>
    </style:style>
    <style:style style:name="Table5" style:family="table">
      <style:table-properties style:width="6.3in" style:rel-width="100%" fo:margin-left="0in" table:align="left"/>
    </style:style>
    <style:style style:name="TableRow9" style:family="table-row">
      <style:table-row-properties/>
    </style:style>
    <style:style style:name="TableCell10" style:family="table-cell">
      <style:table-cell-properties fo:border="none" style:writing-mode="lr-tb" fo:padding-top="0in" fo:padding-left="0in" fo:padding-bottom="0in" fo:padding-right="0in"/>
    </style:style>
    <style:style style:name="T11" style:parent-style-name="Policepardéfaut" style:family="text">
      <style:text-properties fo:text-transform="uppercase" fo:color="#4A66AC" fo:font-size="9pt" style:font-size-asian="9pt" style:font-size-complex="9pt"/>
    </style:style>
    <style:style style:name="T12" style:parent-style-name="Policepardéfaut" style:family="text">
      <style:text-properties fo:text-transform="uppercase" fo:color="#4A66AC" fo:font-size="9pt" style:font-size-asian="9pt" style:font-size-complex="9pt"/>
    </style:style>
    <style:style style:name="TableCell13" style:family="table-cell">
      <style:table-cell-properties fo:border="none" style:writing-mode="lr-tb" fo:padding-top="0in" fo:padding-left="0in" fo:padding-bottom="0in" fo:padding-right="0in"/>
    </style:style>
    <style:style style:name="P14" style:parent-style-name="Pieddepage" style:family="paragraph">
      <style:text-properties fo:text-transform="uppercase" fo:color="#4A66AC" fo:font-size="9pt" style:font-size-asian="9pt" style:font-size-complex="9pt"/>
    </style:style>
    <style:style style:name="TableCell15" style:family="table-cell">
      <style:table-cell-properties fo:border="none" style:writing-mode="lr-tb" fo:padding-top="0in" fo:padding-left="0in" fo:padding-bottom="0in" fo:padding-right="0in"/>
    </style:style>
    <style:style style:name="P16" style:parent-style-name="Pieddepage" style:family="paragraph">
      <style:paragraph-properties fo:text-align="end"/>
    </style:style>
    <style:style style:name="T17" style:parent-style-name="Policepardéfaut" style:family="text">
      <style:text-properties fo:text-transform="uppercase" fo:color="#4A66AC" fo:font-size="9pt" style:font-size-asian="9pt" style:font-size-complex="9pt"/>
    </style:style>
    <style:style style:name="T18" style:parent-style-name="Policepardéfaut" style:family="text">
      <style:text-properties style:language-asian="fr" style:country-asian="FR"/>
    </style:style>
    <style:style style:family="graphic" style:name="a6"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4a66ac" draw:opacity="100%" draw:stroke="none"/>
    </style:style>
    <style:style style:family="graphic" style:name="a3">
      <style:graphic-properties draw:fill="bitmap" draw:fill-image-name="a2" style:repeat="stretch"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En-tête"><text:span text:style-name="T2"><draw:g draw:z-index="251659264" draw:name="Groupe 158" draw:id="id5" draw:style-name="a5" text:anchor-type="paragraph"><svg:title/><svg:desc/><draw:g draw:name="Groupe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0 0 L 1462822 0 910372 376306 0 1014481 0 0 Z N" draw:text-areas="?f20 ?f22 ?f21 ?f23" draw:glue-points="?f14 ?f15 ?f16 ?f15 ?f17 ?f18 ?f14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2822"/><draw:equation draw:name="f7" draw:formula="?f4 / 1014481"/><draw:equation draw:name="f8" draw:formula="0 * ?f5 / 1462822"/><draw:equation draw:name="f9" draw:formula="0 * ?f4 / 1014481"/><draw:equation draw:name="f10" draw:formula="1462822 * ?f5 / 1462822"/><draw:equation draw:name="f11" draw:formula="1014481 * ?f4 / 1014481"/><draw:equation draw:name="f12" draw:formula="910372 * ?f5 / 1462822"/><draw:equation draw:name="f13" draw:formula="376306 * ?f4 / 1014481"/><draw:equation draw:name="f14" draw:formula="?f8 / ?f6"/><draw:equation draw:name="f15" draw:formula="?f9 / ?f7"/><draw:equation draw:name="f16" draw:formula="?f10 / ?f6"/><draw:equation draw:name="f17" draw:formula="?f12 / ?f6"/><draw:equation draw:name="f18" draw:formula="?f13 / ?f7"/><draw:equation draw:name="f19" draw:formula="?f11 / ?f7"/><draw:equation draw:name="f20" draw:formula="?f0 / ?f6"/><draw:equation draw:name="f21" draw:formula="?f1 / ?f6"/><draw:equation draw:name="f22" draw:formula="?f2 / ?f7"/><draw:equation draw:name="f23" draw:formula="?f3 / ?f7"/></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Zone de texte 163" svg:x="0.25922in" svg:y="0.02071in" svg:width="0.48421in" svg:height="0.41021in" style:rel-width="scale" style:rel-height="scale"><draw:text-box><text:p text:style-name="P3"><text:span text:style-name="T4"><text:page-number text:fixed="false">9</text:page-number></text:span></text:p></draw:text-box><svg:title/><svg:desc/></draw:frame></draw:g></text:span></text:p>
      </style:header>
      <style:footer>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ieddepage"><text:span text:style-name="T11">RAPPORT :<text:s/></text:span><text:span text:style-name="T12">Analyseur syntaxique 2014-2015</text:span></text:p>
            </table:table-cell>
            <table:table-cell table:style-name="TableCell13">
              <text:p text:style-name="P14"/>
            </table:table-cell>
            <table:table-cell table:style-name="TableCell15">
              <text:p text:style-name="P16"><text:span text:style-name="T17">GROUPE 22<text:s/></text:span></text:p>
            </table:table-cell>
          </table:table-row>
        </table:table>
        <text:p text:style-name="Pieddepage"><text:span text:style-name="T18"><draw:frame draw:z-index="251660288" draw:style-name="a6" draw:name="Image 1" text:anchor-type="paragraph" svg:x="3.06806in" svg:y="-0.31736in" svg:width="1.41667in" svg:height="0.54306in" style:rel-width="scale" style:rel-height="scale"><draw:image xlink:href="media/image1.png" xlink:type="simple" xlink:show="embed" xlink:actuate="onLoad"/><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alyseur syntaxique 2014-2015</dc:title>
    <dc:description/>
    <dc:subject>Rapport Projet Compilation 2014-2015</dc:subject>
    <meta:initial-creator>GROUPE 22 </meta:initial-creator>
    <dc:creator>Fikoul-Françoise Soumbou</dc:creator>
    <meta:creation-date>2015-04-13T07:34:00Z</meta:creation-date>
    <dc:date>2015-04-24T10:17:00Z</dc:date>
    <meta:template xlink:href="Normal.dotm" xlink:type="simple"/>
    <meta:editing-cycles>6</meta:editing-cycles>
    <meta:editing-duration>PT3540S</meta:editing-duration>
    <meta:document-statistic meta:page-count="11" meta:paragraph-count="4" meta:word-count="362" meta:character-count="2350" meta:row-count="16" meta:non-whitespace-character-count="1992"/>
  </office:meta>
</office:document-meta>
</file>